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ntragsgrün_20_H2">
      <style:text-properties officeooo:paragraph-rsid="000994eb"/>
    </style:style>
    <style:style style:name="P2" style:family="paragraph" style:parent-style-name="Antragsgrün_20_H2">
      <style:text-properties officeooo:rsid="000994eb" officeooo:paragraph-rsid="000994eb"/>
    </style:style>
    <style:style style:name="P3" style:family="paragraph" style:parent-style-name="Antragsgrün_20_Header_20_TOP">
      <style:text-properties officeooo:rsid="000994eb" officeooo:paragraph-rsid="000994eb"/>
    </style:style>
    <style:style style:name="P4" style:family="paragraph" style:parent-style-name="Antragsgrün_20_Header_20_AntragstellerIn">
      <style:text-properties officeooo:rsid="000994eb" officeooo:paragraph-rsid="000a9462"/>
    </style:style>
    <style:style style:name="P5" style:family="paragraph" style:parent-style-name="Antragsgrün_20_Begründung">
      <style:text-properties officeooo:rsid="000a9462" officeooo:paragraph-rsid="000a9462"/>
    </style:style>
    <style:style style:name="P6" style:family="paragraph" style:parent-style-name="Antragsgrün_20_Header_20_Überschrift">
      <style:text-properties officeooo:rsid="000994eb" officeooo:paragraph-rsid="000a9462"/>
    </style:style>
    <style:style style:name="P7" style:family="paragraph" style:parent-style-name="Antragsgrün_20_Antragstext_20_Anfang">
      <style:text-properties officeooo:rsid="000a9462" officeooo:paragraph-rsid="000a9462"/>
    </style:style>
    <style:style style:name="P8" style:family="paragraph" style:parent-style-name="Antragsgrün_20_Antragstext_20_Folgeabsatz">
      <style:text-properties officeooo:rsid="000a9462" officeooo:paragraph-rsid="000a9462"/>
    </style:style>
    <style:style style:name="T1" style:family="text">
      <style:text-properties officeooo:rsid="000a9462"/>
    </style:style>
    <style:style style:name="T2" style:family="text">
      <style:text-properties officeooo:rsid="000bcda1"/>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Rahmen1" text:anchor-type="paragraph" svg:width="17cm" draw:z-index="0"><draw:text-box fo:min-height="0.499cm"><text:p text:style-name="P3">2. Präsidium &amp; Antragskommission</text:p><text:p text:style-name="P6">Antrag: <text:span text:style-name="T1">{{ANTRAGSGRUEN:TITEL}}</text:span></text:p><text:p text:style-name="P4">AntragstellerInnen: <text:span text:style-name="T1">{{ANTRAGSGRUEN:ANTRAGSTELLERINNEN}}</text:span></text:p></draw:text-box></draw:frame> </text:p>
      <text:p text:style-name="P1">Antrag</text:p>
      <text:p text:style-name="P7">{{ANTRAGSGRUEN:ANTRAGSTEXT_1 <text:span text:style-name="T2">1. Absatz (wegen Zurücksetzen der Zeilennummerierung nötig). </text:span>Bavaria ipsum dolor sit amet mei kimmt hogg ma uns zamm koa jo mei is des schee i moan oiwei Hendl. <text:s/>Hetschapfah blärrd Biazelt fias wolln, Woibbadinga nia need Reiwadatschi Gidarn.}}</text:p>
      <text:p text:style-name="P8">{{ANTRAGSGRUEN:ANTRAGSTEXT_N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P2">Begründung</text:p>
      <text:p text:style-name="P5">{{ANTRAGSGRUEN:BEGRUENDUNG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Antragstext_20_Anfang" style:display-name="Antragsgrün Antragstext Anfang" style:family="paragraph" style:parent-style-name="Text_20_body" style:next-style-name="Antragsgrün_20_Antragstext_20_Folgeabsatz" style:class="text" style:master-page-name="">
      <style:paragraph-properties style:page-number="auto" fo:background-color="transparent" style:shadow="none" text:number-lines="true" text:line-number="1">
        <style:background-image/>
      </style:paragraph-properties>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text-properties fo:font-weight="bold"/>
    </style:style>
    <style:style style:name="Antragsgrün_20_Antragstext_20_Folgeabsatz" style:display-name="Antragsgrün Antragstext Folgeabsatz"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Begründung" style:display-name="Antragsgrün Begründung"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Überschrift" style:class="text">
      <style:paragraph-properties fo:margin-top="0.101cm" fo:margin-bottom="0.101cm" style:contextual-spacing="false" fo:text-align="end" style:justify-single-word="false"/>
      <style:text-properties fo:font-size="12pt" fo:font-weight="bold"/>
    </style:style>
    <style:style style:name="Antragsgrün_20_Header_20_Überschrift" style:display-name="Antragsgrün Header Überschrift" style:family="paragraph" style:parent-style-name="Heading" style:next-style-name="Antragsgrün_20_Header_20_AntragstellerIn" style:class="text" style:master-page-name="">
      <style:paragraph-properties fo:margin-top="0.101cm" fo:margin-bottom="0.101cm" style:contextual-spacing="false" style:page-number="auto" fo:background-color="transparent" style:shadow="none">
        <style:tab-stops/>
        <style:background-image/>
      </style:paragraph-properties>
      <style:text-properties fo:font-weight="bold"/>
    </style:style>
    <style:style style:name="Antragsgrün_20_Header_20_AntragstellerIn" style:display-name="Antragsgrün Header AntragstellerIn" style:family="paragraph" style:parent-style-name="Heading" style:class="text" style:master-page-name="">
      <style:paragraph-properties fo:margin-top="0.101cm" fo:margin-bottom="0.101cm" style: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Antragsgrün_20_Fußzeile"><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4-09-05T21:45:48.087046730</dc:date>
    <meta:editing-duration>PT31M40S</meta:editing-duration>
    <meta:editing-cycles>7</meta:editing-cycles>
    <meta:generator>LibreOffice/4.2.6.3$Linux_X86_64 LibreOffice_project/420m0$Build-3</meta:generator>
    <meta:document-statistic meta:table-count="0" meta:image-count="0" meta:object-count="0" meta:page-count="1" meta:paragraph-count="10" meta:word-count="189" meta:character-count="1348" meta:non-whitespace-character-count="1166"/>
  </office:meta>
</office:document-meta>
</file>